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6" style:family="graphic" style:parent-style-name="objectwithoutfill">
      <style:graphic-properties svg:stroke-color="#bf0041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8" style:family="graphic" style:parent-style-name="objectwithoutfill">
      <style:graphic-properties svg:stroke-color="#2a6099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frame draw:style-name="gr2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9.66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7.223cm" svg:y1="18.653cm" svg:x2="6.08cm" svg:y2="21.193cm">
          <text:p/>
        </draw:line>
        <draw:custom-shape draw:style-name="gr4" draw:text-style-name="P2" draw:layer="layout" svg:width="0.203cm" svg:height="0.198cm" draw:transform="rotate (-0.398458668230306) translate (7.24cm 18.646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83cm" svg:height="0.445cm" svg:x="6.588cm" svg:y="17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83cm" svg:height="0.445cm" svg:x="9.89cm" svg:y="19.2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5" draw:text-style-name="P1" draw:layer="layout" svg:x1="13.7cm" svg:y1="20.431cm" svg:x2="6.461cm" svg:y2="17.383cm">
          <text:p/>
        </draw:line>
        <draw:path draw:style-name="gr6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7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2" draw:text-style-name="P2" draw:layer="layout" svg:width="0.393cm" svg:height="0.349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43cm" svg:height="0.2cm" svg:x="11.541cm" svg:y="20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62cm" svg:height="0.53cm" svg:x="6.842cm" svg:y="19.6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4" draw:text-style-name="P2" draw:layer="layout" svg:width="0.203cm" svg:height="0.198cm" draw:transform="rotate (-0.398458668230306) translate (7.239cm 18.6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1" draw:layer="layout" svg:width="0.657cm" svg:height="0.184cm" draw:transform="skewX (0.00802851455917393) rotate (2.07694180987325) translate (6.43032221757817cm 21.2782960192228cm)" svg:viewBox="0 0 658 185" svg:d="M0 179c191 23 384-18 560-90l98-89">
          <text:p/>
        </draw:path>
        <draw:frame draw:style-name="gr2" draw:text-style-name="P2" draw:layer="layout" svg:width="0.426cm" svg:height="0.273cm" svg:x="6.461cm" svg:y="20.6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4T13:28:49.045094383</dc:date>
    <meta:editing-duration>PT2H36M35S</meta:editing-duration>
    <meta:editing-cycles>54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7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8/content.xml><?xml version="1.0" encoding="utf-8"?>
<math xmlns="http://www.w3.org/1998/Math/MathML" display="block">
  <semantics>
    <msub>
      <mi>h</mi>
      <mi>c</mi>
    </msub>
    <annotation encoding="StarMath 5.0">h_c</annotation>
  </semantics>
</math>
</file>